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51pt"/>
    </style:style>
    <style:style style:name="co2" style:family="table-column">
      <style:table-column-properties fo:break-before="auto" style:column-width="173.51pt"/>
    </style:style>
    <style:style style:name="co3" style:family="table-column">
      <style:table-column-properties fo:break-before="auto" style:column-width="153.89pt"/>
    </style:style>
    <style:style style:name="co4" style:family="table-column">
      <style:table-column-properties fo:break-before="auto" style:column-width="177.85pt"/>
    </style:style>
    <style:style style:name="co5" style:family="table-column">
      <style:table-column-properties fo:break-before="auto" style:column-width="333.69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251.89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46.6pt" fo:break-before="auto" style:use-optimal-row-height="true"/>
    </style:style>
    <style:style style:name="ro4" style:family="table-row">
      <style:table-row-properties style:row-height="24.24pt" fo:break-before="auto" style:use-optimal-row-height="true"/>
    </style:style>
    <style:style style:name="ro5" style:family="table-row">
      <style:table-row-properties style:row-height="35.4pt" fo:break-before="auto" style:use-optimal-row-height="true"/>
    </style:style>
    <style:style style:name="ro6" style:family="table-row">
      <style:table-row-properties style:row-height="147.34pt" fo:break-before="auto" style:use-optimal-row-height="true"/>
    </style:style>
    <style:style style:name="ro7" style:family="table-row">
      <style:table-row-properties style:row-height="113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10" style:family="table-cell" style:parent-style-name="Default">
      <style:table-cell-properties fo:border="0.74pt solid #000000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style:font-name-asian="Noto Sans CJK SC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text-overline-style="none" style:text-overline-color="font-colo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asian="Noto Sans CJK SC" style:font-weight-asian="bold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font-weight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64-OlinuXino_Rev_G1_1Ge16GW-EA_BOM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<text:span text:style-name="T1">R17,</text:span><text:span text:style-name="T2">R66,R60</text:span>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R(Board_Mounted)</text:p>
          </table:table-cell>
          <table:table-cell table:style-name="ce4" office:value-type="string" calcext:value-type="string">
            <text:p>R_0402_5MIL_0R(Board_Mounted)</text:p>
          </table:table-cell>
          <table:table-cell office:value-type="string" calcext:value-type="string">
            <text:p>R34,R86,R87,R9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table:style-name="ce4" office:value-type="string" calcext:value-type="string">
            <text:p>R_0603_5MIL_0R(Board_Mounted)</text:p>
          </table:table-cell>
          <table:table-cell office:value-type="string" calcext:value-type="string">
            <text:p>R3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1R\1%\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78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,R4,R18,R19,R33,R54,R63,R64,</text:p>
            <text:p>R65,R68,R72,R105,R109,R121,</text:p>
            <text:p>R122,R123,R124,R125,R126,</text:p>
            <text:p>R129,R1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R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2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3R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,R9,R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5</text:p>
          </table:table-cell>
          <table:table-cell table:number-columns-repeated="102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8,R89,R91,R92,R107,R108,R110,</text:p>
            <text:p>R111,R112,R113,R114,R1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,R5,R8,R11,R12,R26,R29</text:p>
          </table:table-cell>
          <table:table-cell table:number-columns-repeated="102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7,R50,R70,R71,R74,R75,R77,</text:p>
            <text:p>R82,R88,R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2 K 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8,R5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\1%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9</text:p>
          </table:table-cell>
          <table:table-cell table:number-columns-repeated="1020"/>
        </table:table-row>
        <table:table-row table:style-name="ro5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<text:span text:style-name="T3">R20,</text:span>R21,R23,<text:span text:style-name="T3">R24,</text:span>R31,R37,R40,</text:p>
            <text:p>R42,R52,<text:span text:style-name="T2">R61</text:span>,R67,R76,R79,R83,</text:p>
            <text:p>R85,R95,R99,R106,R11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<text:span text:style-name="T4">R30,R35,R103,</text:span>R1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8" office:value-type="string" calcext:value-type="string">
            <text:p>1M</text:p>
          </table:table-cell>
          <table:table-cell table:style-name="ce8" office:value-type="string" calcext:value-type="string">
            <text:p>R_0402_5MIL_DWS</text:p>
          </table:table-cell>
          <table:table-cell table:style-name="ce8" office:value-type="string" calcext:value-type="string">
            <text:p>R22</text:p>
          </table:table-cell>
          <table:table-cell table:style-name="ce8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0805_(4X0402)_22R</text:p>
          </table:table-cell>
          <table:table-cell office:value-type="string" calcext:value-type="string">
            <text:p>RA0805_(4X0402)_xx_</text:p>
          </table:table-cell>
          <table:table-cell office:value-type="string" calcext:value-type="string">
            <text:p>RM1,RM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0805_(4X0402)_4.7k</text:p>
          </table:table-cell>
          <table:table-cell office:value-type="string" calcext:value-type="string">
            <text:p>RA0805_(4X0402)_xx_</text:p>
          </table:table-cell>
          <table:table-cell office:value-type="string" calcext:value-type="string">
            <text:p>RM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7,RM9,RM1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8pF\±0.25pF\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5pF\±0.25pF\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pF\50V/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\NP0\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83,C184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 office:value-type="string" calcext:value-type="string">
            <text:p>27pF\50V/5%</text:p>
          </table:table-cell>
          <table:table-cell table:style-name="ce8" office:value-type="string" calcext:value-type="string">
            <text:p>C_0402_5MIL_DWS</text:p>
          </table:table-cell>
          <table:table-cell table:style-name="ce8" office:value-type="string" calcext:value-type="string">
            <text:p>C185,C187,C212,C213</text:p>
          </table:table-cell>
          <table:table-cell table:style-name="ce8"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33pF\50V/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48,C62,C84,C8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pF\50V/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9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\2kV/10%/X7R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196</text:p>
          </table:table-cell>
          <table:table-cell table:number-columns-repeated="1020"/>
        </table:table-row>
        <table:table-row table:style-name="ro6">
          <table:table-cell office:value-type="float" office:value="82" calcext:value-type="float">
            <text:p>82</text:p>
          </table:table-cell>
          <table:table-cell office:value-type="string" calcext:value-type="string">
            <text:p>100nF\10V\10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,C2,C3,C4,C6,C7,C8,C9,C11,</text:p>
            <text:p>C12,C13,C14,C15,C17,C18,C19,</text:p>
            <text:p>C20,C22,C23,C24,C25,C28,C29,</text:p>
            <text:p>C30,C31,C32,C33,C34,C35,C37,</text:p>
            <text:p>C39,C44,C45,C46,C50,C51,C52,</text:p>
            <text:p>C58,C60,C65,C66,C67,C72,C73,</text:p>
            <text:p>C74,C79,C80,C82,C83,C86,C87,</text:p>
            <text:p>C90,C92,C109,C110,C115,C117,</text:p>
            <text:p>C123,C127,C130,C132,C134,</text:p>
            <text:p>C155,C156,C158,C177,C186,C189,</text:p>
            <text:p>C191,C195,C197,C199,C200,C203,</text:p>
            <text:p>C206,C207,C208,C209,C210,C215,</text:p>
            <text:p>C216,C217</text:p>
          </table:table-cell>
          <table:table-cell table:number-columns-repeated="102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1uF\10V/1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7,C55,C120,C135,C137,C142,</text:p>
            <text:p>C160,C163,C181,C182,C190,C21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2uF\6.3V/1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36,C38,C43,C56,C61</text:p>
          </table:table-cell>
          <table:table-cell table:number-columns-repeated="1020"/>
        </table:table-row>
        <table:table-row table:style-name="ro7">
          <table:table-cell office:value-type="float" office:value="62" calcext:value-type="float">
            <text:p>62</text:p>
          </table:table-cell>
          <table:table-cell office:value-type="string" calcext:value-type="string">
            <text:p>10uF\6.3V/2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5,C10,C16,C21,C26,C47,C49,C53,</text:p>
            <text:p>C54,C57,C59,C63,C89,C91,C116,</text:p>
            <text:p>C121,C122,C124,C125,C126,C128,</text:p>
            <text:p>C129,C131,C133,C136,C138,C139,</text:p>
            <text:p>C140,C141,C143,C144,C145,C146,</text:p>
            <text:p>C147,C148,C149,C150,C151,C152,</text:p>
            <text:p>C153,C154,C157,C159,C161,C162,</text:p>
            <text:p>C164,C165,C166,C167,C168,C169,</text:p>
            <text:p>C170,C171,C172,C173,C175,C176,</text:p>
            <text:p>C178,C179,C188,C192,C19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2uF\6.3V/2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42,C204,C205,C214,C218,C219</text:p>
          </table:table-cell>
          <table:table-cell table:number-columns-repeated="102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47uF\6.3V/20%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64,C68,C71,C75,C78,C118,C119,</text:p>
            <text:p>C180,C201,C20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3.3nH/±0.1nH/LQP15MN3N3B02D</text:p>
          </table:table-cell>
          <table:table-cell office:value-type="string" calcext:value-type="string">
            <text:p>L_0402_5MIL_DWS</text:p>
          </table:table-cell>
          <table:table-cell office:value-type="string" calcext:value-type="string">
            <text:p>L1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5UH/SWPA3015S1R5NT 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<text:span text:style-name="T4">L14,</text:span>L19,L2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5UH/SWPA4018S1R5NT </text:p>
          </table:table-cell>
          <table:table-cell office:value-type="string" calcext:value-type="string">
            <text:p>CD42(43)</text:p>
          </table:table-cell>
          <table:table-cell office:value-type="string" calcext:value-type="string">
            <text:p>L15,L17,L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H\3A/YS75/7x8</text:p>
          </table:table-cell>
          <table:table-cell office:value-type="string" calcext:value-type="string">
            <text:p>YS75_7X8MM</text:p>
          </table:table-cell>
          <table:table-cell office:value-type="string" calcext:value-type="string">
            <text:p>L16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600OHM/2A/UPZ2012E-601-2R0TF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,L2,L3,L4,L5,L6,L8,L21,L23,L2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7\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N5822 (SS34) 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1N5819S4 (SOD-123)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<text:span text:style-name="T5">D3,</text:span>D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DO214AA_1(K)-2(A)</text:p>
          </table:table-cell>
          <table:table-cell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8" office:value-type="string" calcext:value-type="string">
            <text:p>ESDS314DBVR(SOT-23-5)</text:p>
          </table:table-cell>
          <table:table-cell table:style-name="ce8" office:value-type="string" calcext:value-type="string">
            <text:p>SOT-23-5</text:p>
          </table:table-cell>
          <table:table-cell table:style-name="ce8" office:value-type="string" calcext:value-type="string">
            <text:p>TVS1,TVS2</text:p>
          </table:table-cell>
          <table:table-cell table:style-name="ce8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\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GLED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\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LED1,GPIO_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PM1481-6\TR(DFN2X2-6L)</text:p>
          </table:table-cell>
          <table:table-cell office:value-type="string" calcext:value-type="string">
            <text:p>DFN2x2-6L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BSS138(SOT23-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<text:span text:style-name="T3">,FET4</text:span></text:p>
          </table:table-cell>
          <table:table-cell table:number-columns-repeated="102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<text:s/>IRLML6402TRPbF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2<text:span text:style-name="T3">,FET3</text:span>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32.768kHz/12.5pF/2P/SMD1206</text:p>
          </table:table-cell>
          <table:table-cell table:style-name="ce4" office:value-type="string" calcext:value-type="string">
            <text:p>CM7V-T1A(Crystal_Package1206)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8" office:value-type="string" calcext:value-type="string">
            <text:p>ABM8-24.000MHZ-D2Y-T</text:p>
          </table:table-cell>
          <table:table-cell table:style-name="ce10" office:value-type="string" calcext:value-type="string">
            <text:p>3.2x2.5mm</text:p>
          </table:table-cell>
          <table:table-cell table:style-name="ce8"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8" office:value-type="string" calcext:value-type="string">
            <text:p>ABM8-25.000MHZ-D2Y-T</text:p>
          </table:table-cell>
          <table:table-cell table:style-name="ce10" office:value-type="string" calcext:value-type="string">
            <text:p>3.2x2.5mm</text:p>
          </table:table-cell>
          <table:table-cell table:style-name="ce8" office:value-type="string" calcext:value-type="string">
            <text:p>Q4</text:p>
          </table:table-cell>
          <table:table-cell table:style-name="ce8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Winner-A64(FBGA396)</text:p>
          </table:table-cell>
          <table:table-cell office:value-type="string" calcext:value-type="string">
            <text:p>FBGA396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TL8723BS(ComboModule)</text:p>
          </table:table-cell>
          <table:table-cell office:value-type="string" calcext:value-type="string">
            <text:p>RL-SM02BD(RTL8723BS)</text:p>
          </table:table-cell>
          <table:table-cell office:value-type="string" calcext:value-type="string">
            <text:p>U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MAG1JETD-B041003</text:p>
          </table:table-cell>
          <table:table-cell office:value-type="string" calcext:value-type="string">
            <text:p>FBGA153_Pitch-0.5mm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4B4G1646E-BYMA0CV</text:p>
          </table:table-cell>
          <table:table-cell office:value-type="string" calcext:value-type="string">
            <text:p>FBGA96(HYNIX_SAMSUNG)</text:p>
          </table:table-cell>
          <table:table-cell office:value-type="string" calcext:value-type="string">
            <text:p>U2,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C-SSHM-T</text:p>
          </table:table-cell>
          <table:table-cell office:value-type="string" calcext:value-type="string">
            <text:p>SOIC-8_150mil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SZ9031RNXCC</text:p>
          </table:table-cell>
          <table:table-cell table:style-name="ce4" office:value-type="string" calcext:value-type="string">
            <text:p>QFN48_1DRILL(PADPITCH0.5MM)</text:p>
          </table:table-cell>
          <table:table-cell office:value-type="string" calcext:value-type="string">
            <text:p>U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803(QFN68_8x8mm)</text:p>
          </table:table-cell>
          <table:table-cell office:value-type="string" calcext:value-type="string">
            <text:p>QFN68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U1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6,U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S1117(ADJ)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M211Q01FM22(LPJG16402AQNL)</text:p>
          </table:table-cell>
          <table:table-cell office:value-type="string" calcext:value-type="string">
            <text:p>TM211Q01FM22</text:p>
          </table:table-cell>
          <table:table-cell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8" office:value-type="string" calcext:value-type="string">
            <text:p>VDA4510CTA(SOT-23)</text:p>
          </table:table-cell>
          <table:table-cell table:style-name="ce8" office:value-type="string" calcext:value-type="string">
            <text:p>SOT23</text:p>
          </table:table-cell>
          <table:table-cell table:style-name="ce8" office:value-type="string" calcext:value-type="string">
            <text:p>U16</text:p>
          </table:table-cell>
          <table:table-cell table:style-name="ce8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SWM-19-TEST</text:p>
          </table:table-cell>
          <table:table-cell office:value-type="string" calcext:value-type="string">
            <text:p>HDMI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_SD(TFC-WPAPR-08)</text:p>
          </table:table-cell>
          <table:table-cell office:value-type="string" calcext:value-type="string">
            <text:p>TFC-WPAPR-08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SUWH-4A-LF</text:p>
          </table:table-cell>
          <table:table-cell office:value-type="string" calcext:value-type="string">
            <text:p>USB_A_VERTICAL_PTH</text:p>
          </table:table-cell>
          <table:table-cell office:value-type="string" calcext:value-type="string">
            <text:p>USB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</text:p>
          </table:table-cell>
          <table:table-cell table:style-name="ce4" office:value-type="string" calcext:value-type="string">
            <text:p>USB-MICRO_MISB-SWMM-5B_LF</text:p>
          </table:table-cell>
          <table:table-cell office:value-type="string" calcext:value-type="string">
            <text:p>USB-OTG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PV-WZA21-40-LF</text:p>
          </table:table-cell>
          <table:table-cell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PV-WZA21-20-LF</text:p>
          </table:table-cell>
          <table:table-cell office:value-type="string" calcext:value-type="string">
            <text:p>MIPI-DSI1</text:p>
          </table:table-cell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CJ325P00XG0B02G</text:p>
          </table:table-cell>
          <table:table-cell office:value-type="string" calcext:value-type="string">
            <text:p>HEADPHONES/LINEOUT1,</text:p>
            <text:p>MIC/LINEI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WRJ-2mm(YDJ-1134)</text:p>
          </table:table-cell>
          <table:table-cell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LIPO_BAT-CON2DW02R</text:p>
          </table:table-cell>
          <table:table-cell office:value-type="string" calcext:value-type="string">
            <text:p>LIPO_BA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2x5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1x3</text:p>
          </table:table-cell>
          <table:table-cell office:value-type="string" calcext:value-type="string">
            <text:p>DBG_UAR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2(Opened)</text:p>
          </table:table-cell>
          <table:table-cell office:value-type="string" calcext:value-type="string">
            <text:p>HN1x2_Jumper</text:p>
          </table:table-cell>
          <table:table-cell office:value-type="string" calcext:value-type="string">
            <text:p>PHYRST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-1185AU2-160G-G-TR</text:p>
          </table:table-cell>
          <table:table-cell office:value-type="string" calcext:value-type="string">
            <text:p>IT1185AU2_V2</text:p>
          </table:table-cell>
          <table:table-cell office:value-type="string" calcext:value-type="string">
            <text:p>UBOOT1,RESET1,PWR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ENNA-WIFI-U.FL(EXT)</text:p>
          </table:table-cell>
          <table:table-cell office:value-type="string" calcext:value-type="string">
            <text:p>U.FL-R-SMT-1</text:p>
          </table:table-cell>
          <table:table-cell office:value-type="string" calcext:value-type="string">
            <text:p>ANT2</text:p>
          </table:table-cell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A(22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<text:span text:style-name="T2">R15,</text:span>R73</text:p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Opened(2-3);Soldered(1-2)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LINEINL/MICIN2,LINEINR/MICIN1,</text:p>
            <text:p>PWR_PC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(2-3);Closed(1-2)</text:p>
          </table:table-cell>
          <table:table-cell office:value-type="string" calcext:value-type="string">
            <text:p>SJ_2_SMALL_12_TIED</text:p>
          </table:table-cell>
          <table:table-cell office:value-type="string" calcext:value-type="string">
            <text:p>3.3V/VCC-PE:2.8V1</text:p>
          </table:table-cell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oldered(1-2);Opened(2-3)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HPHONEOUTL/LINEOUTL1,</text:p>
            <text:p>HPHONEOUTR/LINEOUTR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5V_E1,HSIC_E1,WP_Enable1</text:p>
          </table:table-cell>
          <table:table-cell table:number-columns-repeated="1020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31,R132,R127,R128,R96,R97,</text:p>
            <text:p>R98,R84,R6,R118,R5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9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B4B-PH-K-S)</text:p>
          </table:table-cell>
          <table:table-cell office:value-type="string" calcext:value-type="string">
            <text:p>B4B-PH-K-S</text:p>
          </table:table-cell>
          <table:table-cell office:value-type="string" calcext:value-type="string">
            <text:p>HSIC1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<text:span text:style-name="T2">R62,</text:span>R104,R48,R53,R56,R5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W25Q128FVSIG)</text:p>
          </table:table-cell>
          <table:table-cell office:value-type="string" calcext:value-type="string">
            <text:p>SO-8_208mil</text:p>
          </table:table-cell>
          <table:table-cell office:value-type="string" calcext:value-type="string">
            <text:p>U1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47uF\6.3V/20%)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69,C70,C76,C7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\6.3V/20%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7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F\50V/10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9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5025)</text:p>
          </table:table-cell>
          <table:table-cell office:value-type="string" calcext:value-type="string">
            <text:p>FUSE-5025</text:p>
          </table:table-cell>
          <table:table-cell office:value-type="string" calcext:value-type="string">
            <text:p>FUSE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510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9,R43,R44,R4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01,R10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M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3R\1%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3,R1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pF\50V/5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98,C8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0nF\10V/10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8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7nH\L0402)</text:p>
          </table:table-cell>
          <table:table-cell office:value-type="string" calcext:value-type="string">
            <text:p>L_0402_5MIL_DWS</text:p>
          </table:table-cell>
          <table:table-cell office:value-type="string" calcext:value-type="string">
            <text:p>L7,L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2x20)</text:p>
          </table:table-cell>
          <table:table-cell office:value-type="string" calcext:value-type="string">
            <text:p>HN2x20</text:p>
          </table:table-cell>
          <table:table-cell office:value-type="string" calcext:value-type="string">
            <text:p>GPIO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(SLP2510P8))</text:p>
          </table:table-cell>
          <table:table-cell office:value-type="string" calcext:value-type="string">
            <text:p>SLP2510P8_TEST</text:p>
          </table:table-cell>
          <table:table-cell office:value-type="string" calcext:value-type="string">
            <text:p>U7,U8,U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6</text:p>
          </table:table-cell>
          <table:table-cell table:number-columns-repeated="1020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18pt" fo:margin-bottom="18pt" fo:margin-left="18pt" fo:margin-right="18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A64-OlinuXino_Rev_H_1Ge16GW-EA_BOM</text:span></text:p>
        </style:region-center>
        <style:region-right>
          <text:p><text:span text:style-name="MT2"><text:date style:data-style-name="N2" text:date-value="2025-05-23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23T11:25:56.301493322</dc:date>
    <meta:editing-duration>PT1H43M55S</meta:editing-duration>
    <meta:editing-cycles>68</meta:editing-cycles>
    <meta:generator>LibreOffice/6.0.7.3$Linux_X86_64 LibreOffice_project/00m0$Build-3</meta:generator>
    <meta:document-statistic meta:table-count="1" meta:cell-count="448" meta:object-count="0"/>
  </office:meta>
</office:document-meta>
</file>